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72adb" officeooo:paragraph-rsid="00072adb"/>
    </style:style>
    <style:style style:name="P2" style:family="paragraph" style:parent-style-name="Standard">
      <style:text-properties officeooo:rsid="0008bec9" officeooo:paragraph-rsid="0008bec9"/>
    </style:style>
    <style:style style:name="P3" style:family="paragraph" style:parent-style-name="Standard">
      <style:text-properties officeooo:paragraph-rsid="0008bec9"/>
    </style:style>
    <style:style style:name="T1" style:family="text">
      <style:text-properties officeooo:rsid="0008bec9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5:</text:p>
      <text:p text:style-name="P2">Тема: составление программ с функциями в IDE PyCharm Community.</text:p>
      <text:p text:style-name="P1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p>
      <text:p text:style-name="P1"/>
      <text:p text:style-name="P2">Тип алгоритма:</text:p>
      <text:p text:style-name="P2"/>
      <text:p text:style-name="P3"><text:span text:style-name="T1">Задача 1: Составить программу, в которой функцию построит изображение, в котором в</text:span></text:p>
      <text:p text:style-name="P3">первой строке 1 звездочка, во второй - 2, в третьей -3, ..., в строке с номером m - m</text:p>
      <text:p text:style-name="P3">звездочек.</text:p>
      <text:p text:style-name="P2"/>
      <text:p text:style-name="P2">Код программы: </text:p>
      <text:p text:style-name="P2">def star(m):</text:p>
      <text:p text:style-name="P2"><text:s text:c="4"/>for i in range(1, m + 1):</text:p>
      <text:p text:style-name="P2"><text:s text:c="8"/>print("*" * i)</text:p>
      <text:p text:style-name="P2"/>
      <text:p text:style-name="P2">try:</text:p>
      <text:p text:style-name="P2"><text:s text:c="4"/>sr = int(input("Ввести число *: "))</text:p>
      <text:p text:style-name="P2"><text:s text:c="4"/>if sr &lt; 0:</text:p>
      <text:p text:style-name="P2"><text:s text:c="8"/>print("Введи положительное число")</text:p>
      <text:p text:style-name="P2">except ValueError:</text:p>
      <text:p text:style-name="P2"><text:s text:c="4"/>print("Ввести число *")</text:p>
      <text:p text:style-name="P2">star(sr)</text:p>
      <text:p text:style-name="P2"/>
      <text:p text:style-name="P2">Протокол работы программы:</text:p>
      <text:p text:style-name="P2">(Ввод) </text:p>
      <text:p text:style-name="P2">Ввести число *: 5</text:p>
      <text:p text:style-name="P2"/>
      <text:p text:style-name="P2">(Вывод)</text:p>
      <text:p text:style-name="P2">*</text:p>
      <text:p text:style-name="P2">**</text:p>
      <text:p text:style-name="P2">***</text:p>
      <text:p text:style-name="P2">****</text:p>
      <text:p text:style-name="P2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initial-creator>Anton Boyarshinov</meta:initial-creator>
    <meta:creation-date>2008-09-02T15:39:21</meta:creation-date>
    <dc:date>2024-12-18T16:16:04.338383040</dc:date>
    <meta:editing-cycles>3</meta:editing-cycles>
    <meta:editing-duration>PT18M7S</meta:editing-duration>
    <meta:document-statistic meta:table-count="0" meta:image-count="0" meta:object-count="0" meta:page-count="1" meta:paragraph-count="27" meta:word-count="116" meta:character-count="770" meta:non-whitespace-character-count="647"/>
    <meta:user-defined meta:name="Поле 1"/>
    <meta:user-defined meta:name="Поле 2"/>
    <meta:user-defined meta:name="Поле 3"/>
    <meta:user-defined meta:name="Поле 4"/>
  </office:meta>
</office:document-meta>
</file>